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Chwała Bogu Ojcu,</text:span><text:span text:style-name="T1"><text:line-break/></text:span><text:span text:style-name="T1">w chwale Jego Syn,</text:span><text:span text:style-name="T1"><text:line-break/></text:span><text:span text:style-name="T1">Chwała Tobie, Duchu,</text:span><text:span text:style-name="T1"><text:line-break/></text:span><text:span text:style-name="T1">tworzysz jedno w Nich.</text:span><text:span text:style-name="T1"><text:line-break/></text:span><text:span text:style-name="T1"><text:line-break/></text:span><text:span text:style-name="T1">Śpiewajmy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21T13:51:20</meta:creation-date>
    <dc:date>2013-09-24T11:12:32.960000000</dc:date>
    <dc:language>pl-PL</dc:language>
    <meta:editing-cycles>7</meta:editing-cycles>
    <meta:editing-duration>PT2M12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